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70362" officeooo:paragraph-rsid="00170362"/>
    </style:style>
    <style:style style:name="P2" style:family="paragraph" style:parent-style-name="Standard" style:list-style-name="L1">
      <style:text-properties officeooo:rsid="00170362" officeooo:paragraph-rsid="00170362"/>
    </style:style>
    <style:style style:name="P3" style:family="paragraph" style:parent-style-name="Standard" style:list-style-name="L1">
      <style:text-properties style:use-window-font-color="true" loext:opacity="0%" officeooo:rsid="00170362" officeooo:paragraph-rsid="00170362"/>
    </style:style>
    <style:style style:name="T1" style:family="text">
      <style:text-properties fo:color="#ff0000" loext:opacity="100%"/>
    </style:style>
    <style:style style:name="T2" style:family="text">
      <style:text-properties fo:color="#ff0000" loext:opacity="100%" officeooo:rsid="001973e8"/>
    </style:style>
    <style:style style:name="T3" style:family="text">
      <style:text-properties style:use-window-font-color="true" loext:opacity="0%"/>
    </style:style>
    <style:style style:name="T4" style:family="text">
      <style:text-properties style:use-window-font-color="true" loext:opacity="0%" officeooo:rsid="0019126d"/>
    </style:style>
    <style:style style:name="T5" style:family="text">
      <style:text-properties style:use-window-font-color="true" loext:opacity="0%" officeooo:rsid="001973e8"/>
    </style:style>
    <style:style style:name="T6" style:family="text">
      <style:text-properties fo:text-transform="lowercase" style:use-window-font-color="true" loext:opacity="0%" fo:font-weight="bold" officeooo:rsid="0019126d" style:font-weight-asian="bold" style:font-weight-complex="bold"/>
    </style:style>
    <style:style style:name="T7" style:family="text">
      <style:text-properties fo:font-weight="bold" officeooo:rsid="001973e8" style:font-weight-asian="bold" style:font-weight-complex="bold"/>
    </style:style>
    <style:style style:name="T8" style:family="text">
      <style:text-properties officeooo:rsid="001973e8"/>
    </style:style>
    <style:style style:name="T9" style:family="text">
      <style:text-properties fo:color="#ff5429" loext:opacity="100%" officeooo:rsid="001973e8"/>
    </style:style>
    <style:style style:name="T10" style:family="text">
      <style:text-properties fo:color="#c9211e" loext:opacity="100%" officeooo:rsid="001973e8"/>
    </style:style>
    <style:style style:name="T11" style:family="text">
      <style:text-properties fo:color="#acb20c" loext:opacity="100%" officeooo:rsid="001973e8"/>
    </style:style>
    <style:style style:name="T12" style:family="text">
      <style:text-properties fo:color="#acb20c" loext:opacity="100%" fo:font-weight="bold" officeooo:rsid="001973e8" style:font-weight-asian="bold" style:font-weight-complex="bold"/>
    </style:style>
    <style:style style:name="T13" style:family="text">
      <style:text-properties fo:color="#acb20c" loext:opacity="100%" fo:font-style="italic" fo:font-weight="bold" officeooo:rsid="001973e8" style:font-style-asian="italic" style:font-weight-asian="bold" style:font-style-complex="italic"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FOL.</text:p>
      <text:p text:style-name="P1"/>
      <text:p text:style-name="P1">Actividades unidad 1: Derecho laboral</text:p>
      <text:p text:style-name="P1"/>
      <text:list xml:id="list3048411455" text:style-name="L1">
        <text:list-item>
          <text:p text:style-name="P2">Responde a las siguientes cuestiones de las normas laborales:</text:p>
          <text:list>
            <text:list-item>
              <text:p text:style-name="P2">Un convenio colectivo establece que los trabajadores incluidos dentro de su ámbito e aplicación disfrutarán de 25 días naturales de vacaciones al año. Señala si esto sería posible. <text:span text:style-name="T1">Respuesta</text:span>:<text:span text:style-name="T3"> NO, debido a que no cumple con el mínimo de 30 días naturales anuales </text:span><text:span text:style-name="T4">(-</text:span><text:span text:style-name="T6">PRINCIPIO DE IRRENUNCIABILIDAD DE DERECHOS-</text:span><text:span text:style-name="T4">)</text:span><text:span text:style-name="T3">.</text:span></text:p>
            </text:list-item>
            <text:list-item>
              <text:p text:style-name="P2"><text:span text:style-name="T3">Un trabajador realiza una jornada de ocho horas diarias de acuerdo con lo establecido en su contrato. El convenio colectivo de aplicación en su sector fija una jornada de siete horas/día. Indica qué jornada tendría que realizar este trabajador. </text:span><text:span text:style-name="T1">Respuesta</text:span><text:span text:style-name="T3">:</text:span><text:span text:style-name="T13">¿principio de norma mínima?</text:span></text:p>
            </text:list-item>
            <text:list-item>
              <text:p text:style-name="P3">Una empresa propone a un trabajador un aumento de sueldo a cambio de una renuncia a uno de dos días de descanso semanal que le corresponden. El trabajador accede. ¿Es correcta su actuación? <text:span text:style-name="T2">Respuesta</text:span><text:span text:style-name="T8">: NO es correcta su actuación, según el </text:span><text:span text:style-name="T7">principio de irrenunciabilidad de derechos</text:span><text:span text:style-name="T8">, en su caso, no debe renunciar a sus días de descanso semanal, porque seguramente, en su contrato, fijaba el horario que incluía esos dos días semanales de descanso.</text:span></text:p>
            </text:list-item>
            <text:list-item>
              <text:p text:style-name="P3">Un trabajador firmó su contrato hace tres años. Se estableció que la empresa le pagaría un plus de transporte. Actualmente se está negociando un nuevo convenio aplicable a su sector, y por las noticias que le han llegado a través de delegado de personal, se suprime el derecho a este plus. Señala si conservaría el derecho a percibir esta cantidad y qué principio debe aplicarse.</text:p>
            </text:list-item>
            <text:list-item>
              <text:p text:style-name="P3">Una empleada con dos hijos nacidos en parto múltiple solicitó a su empresa el disfrute del doble del tiempo establecido para el permiso de lactancia. La empresa considera que no tiene el derecho al doble del tiempo establecido en el TRET. La trabajadora recurrió al Juzgado de lo Social. ¿Tendrá derecho a una o dos horas de lactancia?</text:p>
            </text:list-item>
          </text:list>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9-20T14:56:59.497000000</meta:creation-date>
    <dc:date>2021-09-21T15:49:55.010000000</dc:date>
    <meta:editing-duration>PT40M16S</meta:editing-duration>
    <meta:editing-cycles>2</meta:editing-cycles>
    <meta:generator>LibreOffice/7.0.1.2$Windows_X86_64 LibreOffice_project/7cbcfc562f6eb6708b5ff7d7397325de9e764452</meta:generator>
    <meta:document-statistic meta:table-count="0" meta:image-count="0" meta:object-count="0" meta:page-count="1" meta:paragraph-count="8" meta:word-count="309" meta:character-count="1866" meta:non-whitespace-character-count="1571"/>
  </office:meta>
</office:document-meta>
</file>